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8mm"/>
    </style:style>
    <style:style style:name="co5" style:family="table-column">
      <style:table-column-properties fo:break-before="auto" style:column-width="131.07mm"/>
    </style:style>
    <style:style style:name="co6" style:family="table-column">
      <style:table-column-properties fo:break-before="auto" style:column-width="55.37mm"/>
    </style:style>
    <style:style style:name="co7" style:family="table-column">
      <style:table-column-properties fo:break-before="auto" style:column-width="68.62mm"/>
    </style:style>
    <style:style style:name="co8" style:family="table-column">
      <style:table-column-properties fo:break-before="auto" style:column-width="92.59mm"/>
    </style:style>
    <style:style style:name="co9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DBC → Java objec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row table:style-name="ro1">
          <table:table-cell table:style-name="ce9" office:value-type="string" calcext:value-type="string">
            <text:p>JDBC Type</text:p>
          </table:table-cell>
          <table:table-cell table:style-name="ce9" office:value-type="string" calcext:value-type="string">
            <text:p>Java Object Type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BIGI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ava.sql.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ava.sql.Time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java.sql.Timestamp</text:p>
          </table:table-cell>
          <table:table-cell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Object type of underlying type</text:p>
          </table:table-cell>
          <table:table-cell/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java.sql.Array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java.sql.Struct or java.sql.SQLData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/>
        </table:table-row>
        <table:table-row table:style-name="ro1">
          <table:table-cell office:value-type="string" calcext:value-type="string">
            <text:p>JAVA_OBJECT</text:p>
          </table:table-cell>
          <table:table-cell office:value-type="string" calcext:value-type="string">
            <text:p>Underlying Java class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/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/>
        </table:table-row>
      </table:table>
      <table:table table:name="Java object → JDBC" table:style-name="ta1"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Java Object Type</text:p>
          </table:table-cell>
          <table:table-cell table:style-name="ce9" office:value-type="string" calcext:value-type="string">
            <text:p>JDBC Typ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R, VARCHAR, LONGVARCHAR, NCHAR, NVARCHAR or LONGNVARCHAR</text:p>
          </table:table-cell>
        </table:table-row>
        <table:table-row table:style-name="ro1">
          <table:table-cell office:value-type="string" calcext:value-type="string">
            <text:p>java.math.Big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IT or 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byte[]</text:p>
          </table:table-cell>
          <table:table-cell office:value-type="string" calcext:value-type="string">
            <text:p>BINARY, VARBINARY, or LONGVARBINARY</text:p>
          </table:table-cell>
        </table:table-row>
        <table:table-row table:style-name="ro1">
          <table:table-cell office:value-type="string" calcext:value-type="string">
            <text:p>java.math.BigInteger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java.sql.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sql.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sql.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sql.Clob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java.sql.Blob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java.sql.Array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java.sql.Stru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java.sql.Ref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java.net.URL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office:value-type="string" calcext:value-type="string">
            <text:p>Java class</text:p>
          </table:table-cell>
          <table:table-cell office:value-type="string" calcext:value-type="string">
            <text:p>JAVA_OBJECT</text:p>
          </table:table-cell>
        </table:table-row>
        <table:table-row table:style-name="ro1">
          <table:table-cell office:value-type="string" calcext:value-type="string">
            <text:p>java.sql.RowId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java.sql.Nclob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java.sql.SQLXML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office:value-type="string" calcext:value-type="string">
            <text:p>java.util.Calendar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util.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Local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time.Local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time.LocalDateTim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OffsetTime</text:p>
          </table:table-cell>
          <table:table-cell office:value-type="string" calcext:value-type="string">
            <text:p>TIME_WITH_TIMEZONE</text:p>
          </table:table-cell>
        </table:table-row>
        <table:table-row table:style-name="ro1">
          <table:table-cell office:value-type="string" calcext:value-type="string">
            <text:p>java.time.OffsetDatetime</text:p>
          </table:table-cell>
          <table:table-cell office:value-type="string" calcext:value-type="string">
            <text:p>TIMESTAMP_WITH_TIMEZONE</text:p>
          </table:table-cell>
        </table:table-row>
      </table:table>
      <table:table table:name="JDBC + Java Object + SQ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8"/>
        <table:table-column table:style-name="co9" table:default-cell-style-name="ce18"/>
        <table:table-row table:style-name="ro1">
          <table:table-cell table:style-name="ce7" office:value-type="string" calcext:value-type="string">
            <text:p>JDBC Type</text:p>
          </table:table-cell>
          <table:table-cell table:style-name="ce7" office:value-type="string" calcext:value-type="string">
            <text:p>Java Object Type</text:p>
          </table:table-cell>
          <table:table-cell table:style-name="ce7" office:value-type="string" calcext:value-type="string">
            <text:p>SQ type</text:p>
          </table:table-cell>
          <table:table-cell table:style-name="ce7" office:value-type="string" calcext:value-type="string">
            <text:p>Special note</text:p>
          </table:table-cell>
        </table:table-row>
        <table:table-row table:style-name="ro1">
          <table:table-cell table:style-name="ce8" office:value-type="string" calcext:value-type="string">
            <text:p>CHAR</text:p>
          </table:table-cell>
          <table:table-cell office:value-type="string" calcext:value-type="string" table:number-columns-spanned="1" table:number-rows-spanned="6">
            <text:p>String</text:p>
          </table:table-cell>
          <table:table-cell office:value-type="string" calcext:value-type="string" table:number-columns-spanned="1" table:number-rows-spanned="6">
            <text:p>&lt;String, String&gt;</text:p>
          </table:table-cell>
          <table:table-cell/>
        </table:table-row>
        <table:table-row table:style-name="ro1">
          <table:table-cell table:style-name="ce11" office:value-type="string" calcext:value-type="string">
            <text:p>VARCHAR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5" office:value-type="string" calcext:value-type="string">
            <text:p>LONGVARCHAR</text:p>
          </table:table-cell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>
            <text:p>NCHAR</text:p>
          </table:table-cell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>
            <text:p>NVARCHAR</text:p>
          </table:table-cell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14" office:value-type="string" calcext:value-type="string">
            <text:p>NUMERIC</text:p>
          </table:table-cell>
          <table:table-cell office:value-type="string" calcext:value-type="string" table:number-columns-spanned="1" table:number-rows-spanned="2">
            <text:p>java.math.BigDecimal</text:p>
          </table:table-cell>
          <table:table-cell office:value-type="string" calcext:value-type="string" table:number-columns-spanned="1" table:number-rows-spanned="2">
            <text:p>&lt;java.math.BigDecimal, Number&gt;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>
            <text:p>BIT</text:p>
          </table:table-cell>
          <table:table-cell office:value-type="string" calcext:value-type="string" table:number-columns-spanned="1" table:number-rows-spanned="2">
            <text:p>Boolean</text:p>
          </table:table-cell>
          <table:table-cell office:value-type="string" calcext:value-type="string" table:number-columns-spanned="1" table:number-rows-spanned="2">
            <text:p>&lt;Boolean, Boolean&gt;</text:p>
          </table:table-cell>
          <table:table-cell/>
        </table:table-row>
        <table:table-row table:style-name="ro1">
          <table:table-cell table:style-name="ce14" office:value-type="string" calcext:value-type="string">
            <text:p>BOOLEAN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17"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&lt;Byte, Number&gt;</text:p>
          </table:table-cell>
          <table:table-cell office:value-type="string" calcext:value-type="string">
            <text:p>Read Integer as Byte</text:p>
          </table:table-cell>
        </table:table-row>
        <table:table-row table:style-name="ro1">
          <table:table-cell table:style-name="ce17"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&lt;Short, Number&gt;</text:p>
          </table:table-cell>
          <table:table-cell office:value-type="string" calcext:value-type="string">
            <text:p>Read Integer as Short</text:p>
          </table:table-cell>
        </table:table-row>
        <table:table-row table:style-name="ro1">
          <table:table-cell table:style-name="ce17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Integer, Number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BIGINT</text:p>
          </table:table-cell>
          <table:table-cell table:style-name="ce14" office:value-type="string" calcext:value-type="string">
            <text:p>Long</text:p>
          </table:table-cell>
          <table:table-cell office:value-type="string" calcext:value-type="string">
            <text:p>&lt;Long, Number&gt;</text:p>
          </table:table-cell>
          <table:table-cell/>
        </table:table-row>
        <table:table-row table:style-name="ro1">
          <table:covered-table-cell table:style-name="ce10"/>
          <table:table-cell office:value-type="string" calcext:value-type="string">
            <text:p>java.math.BigInteger</text:p>
          </table:table-cell>
          <table:table-cell office:value-type="string" calcext:value-type="string">
            <text:p>&lt;java.math.BigInteger, Number&gt;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Float, Number&gt;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 table:number-columns-spanned="1" table:number-rows-spanned="2">
            <text:p>&lt;Double, Number&gt;</text:p>
          </table:table-cell>
          <table:table-cell/>
        </table:table-row>
        <table:table-row table:style-name="ro1">
          <table:table-cell table:style-name="ce14" office:value-type="string" calcext:value-type="string">
            <text:p>DOUBLE</text:p>
          </table:table-cell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 table:number-columns-spanned="1" table:number-rows-spanned="3">
            <text:p>byte[]</text:p>
          </table:table-cell>
          <table:table-cell office:value-type="string" calcext:value-type="string" table:number-columns-spanned="1" table:number-rows-spanned="3">
            <text:p>&lt;SqByteArray, ByteArray&gt;</text:p>
          </table:table-cell>
          <table:table-cell/>
        </table:table-row>
        <table:table-row table:style-name="ro1">
          <table:table-cell table:style-name="ce14" office:value-type="string" calcext:value-type="string">
            <text:p>VARBINARY</text:p>
          </table:table-cell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office:value-type="string" calcext:value-type="string">
            <text:p>java.sql.Date</text:p>
          </table:table-cell>
          <table:table-cell office:value-type="string" calcext:value-type="string">
            <text:p>&lt;java.sql.Date, java.time.temporal.Temporal&gt;</text:p>
          </table:table-cell>
          <table:table-cell/>
        </table:table-row>
        <table:table-row table:style-name="ro1">
          <table:covered-table-cell/>
          <table:table-cell table:style-name="ce14" office:value-type="string" calcext:value-type="string">
            <text:p>java.time.LocalDate</text:p>
          </table:table-cell>
          <table:table-cell office:value-type="string" calcext:value-type="string">
            <text:p><text:span text:style-name="T1">&lt;java.time.LocalDate</text:span>, java.time.temporal.Temporal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</text:p>
          </table:table-cell>
          <table:table-cell office:value-type="string" calcext:value-type="string">
            <text:p>java.sql.Time</text:p>
          </table:table-cell>
          <table:table-cell office:value-type="string" calcext:value-type="string">
            <text:p>&lt;java.sql.Time, java.time.temporal.Temporal&gt;</text:p>
          </table:table-cell>
          <table:table-cell/>
        </table:table-row>
        <table:table-row table:style-name="ro1">
          <table:covered-table-cell/>
          <table:table-cell table:style-name="ce14" office:value-type="string" calcext:value-type="string">
            <text:p>java.time.LocalTime</text:p>
          </table:table-cell>
          <table:table-cell office:value-type="string" calcext:value-type="string">
            <text:p><text:span text:style-name="T1">&lt;java.time.LocalTime</text:span>, java.time.temporal.Temporal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STAMP</text:p>
          </table:table-cell>
          <table:table-cell office:value-type="string" calcext:value-type="string">
            <text:p>java.sql.Timestamp</text:p>
          </table:table-cell>
          <table:table-cell office:value-type="string" calcext:value-type="string">
            <text:p>&lt;java.sql.Timestamp, java.time.temporal.Temporal&gt;</text:p>
          </table:table-cell>
          <table:table-cell/>
        </table:table-row>
        <table:table-row table:style-name="ro1">
          <table:covered-table-cell/>
          <table:table-cell table:style-name="ce14" office:value-type="string" calcext:value-type="string">
            <text:p>java.time.LocalDateTime</text:p>
          </table:table-cell>
          <table:table-cell office:value-type="string" calcext:value-type="string">
            <text:p><text:span text:style-name="T1">&lt;java.time.LocalDateTime</text:span>, java.time.temporal.Temporal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_WITH_TIMEZONE</text:p>
          </table:table-cell>
          <table:table-cell office:value-type="string" calcext:value-type="string">
            <text:p>java.sql.Time</text:p>
          </table:table-cell>
          <table:table-cell office:value-type="string" calcext:value-type="string">
            <text:p><text:span text:style-name="T1">&lt;java.sql.Time</text:span>, java.time.temporal.Temporal&gt;</text:p>
          </table:table-cell>
          <table:table-cell/>
        </table:table-row>
        <table:table-row table:style-name="ro2">
          <table:covered-table-cell/>
          <table:table-cell table:style-name="ce14" office:value-type="string" calcext:value-type="string">
            <text:p>java.time.OffsetTime</text:p>
          </table:table-cell>
          <table:table-cell office:value-type="string" calcext:value-type="string">
            <text:p><text:span text:style-name="T1">&lt;java.time.OffsetTime</text:span>, java.time.temporal.Temporal&gt;</text:p>
          </table:table-cell>
          <table:table-cell office:value-type="string" calcext:value-type="string">
            <text:p>Reading from TIME</text:p>
            <text:p>Local time offset by defaul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IMESTAMP_WITH_TIMEZONE</text:p>
          </table:table-cell>
          <table:table-cell office:value-type="string" calcext:value-type="string">
            <text:p>java.sql.Timestamp</text:p>
          </table:table-cell>
          <table:table-cell office:value-type="string" calcext:value-type="string">
            <text:p><text:span text:style-name="T1">&lt;java.sql.Timestamp</text:span>, java.time.temporal.Temporal&gt;</text:p>
          </table:table-cell>
          <table:table-cell/>
        </table:table-row>
        <table:table-row table:style-name="ro2">
          <table:covered-table-cell/>
          <table:table-cell table:style-name="ce14" office:value-type="string" calcext:value-type="string">
            <text:p>java.time.OffsetDateTime</text:p>
          </table:table-cell>
          <table:table-cell office:value-type="string" calcext:value-type="string">
            <text:p><text:span text:style-name="T1">&lt;java.time.OffsetDatetime</text:span>, java.time.temporal.Temporal&gt;</text:p>
          </table:table-cell>
          <table:table-cell office:value-type="string" calcext:value-type="string">
            <text:p>Reading from TIMESTAMP</text:p>
            <text:p><text:span text:style-name="T1">Local time offset by default</text:span></text:p>
          </table:table-cell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 office:value-type="string" calcext:value-type="string">
            <text:p><text:span text:style-name="T1">&lt;java.sql.Clob, java.sql.Clob</text:span>&gt;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 office:value-type="string" calcext:value-type="string">
            <text:p><text:span text:style-name="T1">&lt;java.sql.NClob, java.sql.Clob</text:span>&gt;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 office:value-type="string" calcext:value-type="string">
            <text:p><text:span text:style-name="T1">&lt;java.sql.Blob, java.sql.Blob</text:span>&gt;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 office:value-type="string" calcext:value-type="string">
            <text:p>&lt;java.sql.Ref, java.sql.Ref&gt;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 office:value-type="string" calcext:value-type="string">
            <text:p>&lt;java.net.URL, String&gt;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 office:value-type="string" calcext:value-type="string">
            <text:p>&lt;java.sql.RowId, java.sql.RowId&gt;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 office:value-type="string" calcext:value-type="string">
            <text:p>&lt;java.sql.SQLXML, String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18:26.518464580</meta:creation-date>
    <dc:date>2024-06-02T01:08:44.556432086</dc:date>
    <meta:editing-duration>P12DT23H8M48S</meta:editing-duration>
    <meta:editing-cycles>103</meta:editing-cycles>
    <meta:generator>LibreOffice/7.3.7.2$Linux_X86_64 LibreOffice_project/30$Build-2</meta:generator>
    <meta:document-statistic meta:table-count="3" meta:cell-count="232" meta:object-count="0"/>
  </office:meta>
</office:document-meta>
</file>